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30%" fo:orphans="2" fo:widows="2" fo:text-indent="0cm" style:auto-text-indent="false"/>
      <style:text-properties fo:font-variant="normal" fo:text-transform="none" fo:color="#333333" style:font-name="Helvetica Neue" fo:font-size="9.35000038146973pt" fo:letter-spacing="normal" fo:font-style="normal" fo:font-weight="bold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666666" style:font-name="Helvetica Neue" fo:font-size="14.6499996185303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 Neue" fo:font-size="9.35000038146973pt" fo:letter-spacing="normal" fo:font-style="normal" fo:font-weight="bold"/>
    </style:style>
    <style:style style:name="P4" style:family="paragraph" style:parent-style-name="Heading_20_2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Helvetica Neue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14.6499996185303pt" fo:letter-spacing="normal" fo:font-style="normal" fo:font-weight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333333" style:font-name="Helvetica Neue" fo:font-size="14.6499996185303pt" fo:letter-spacing="normal" fo:font-style="normal" fo:font-weight="bold"/>
    </style:style>
    <style:style style:name="P7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Helvetica Neue" fo:font-size="9.35000038146973pt" fo:letter-spacing="normal" fo:font-style="normal" fo:font-weight="normal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 Neue" fo:font-size="9.35000038146973pt" fo:letter-spacing="normal" fo:font-style="normal" fo:font-weight="normal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  <style:text-properties fo:font-variant="normal" fo:text-transform="none" fo:color="#666666" style:font-name="Helvetica Neue" fo:letter-spacing="normal" fo:font-style="normal" fo:font-weight="bold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Helvetica Neue" fo:font-size="9.35000038146973pt" fo:letter-spacing="normal" fo:font-style="normal" fo:font-weight="normal" fo:padding="0cm" fo:border="none"/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il: dragehjerte</text:p>
      <text:p text:style-name="P5"/>
      <text:h text:style-name="P2" text:outline-level="2">39</text:h>
      <text:list xml:id="list6780112575504110384" text:style-name="L1">
        <text:list-header>
          <text:p text:style-name="P9">år gammel</text:p>
          <text:list>
            <text:list-item>
              <text:h text:style-name="P4" text:outline-level="2">Torp</text:h>
            </text:list-item>
          </text:list>
          <text:p text:style-name="P9">(53 km)</text:p>
          <text:list text:continue-numbering="true">
            <text:list-item>
              <text:h text:style-name="P4" text:outline-level="2">dragehjerte</text:h>
            </text:list-item>
          </text:list>
          <text:p text:style-name="P9">178 cm</text:p>
        </text:list-header>
      </text:list>
      <text:p text:style-name="P5"/>
      <text:p text:style-name="P5"/>
      <text:p text:style-name="P5"/>
      <text:p text:style-name="P5"/>
      <text:p text:style-name="P5"><draw:frame draw:style-name="fr1" draw:name="Frame1" text:anchor-type="paragraph" svg:width="9.407cm" draw:z-index="0"><draw:text-box fo:min-height="0.041cm"><text:h text:style-name="P1" text:outline-level="1">Grunnleggende</text:h><text:list xml:id="list399241316511153188" text:style-name="L2"><text:list-item><text:p text:style-name="P10"><text:span text:style-name="T1">Stjernetegn:</text:span>Steinbukken</text:p></text:list-item><text:list-item><text:p text:style-name="P7"><text:span text:style-name="T1">Høyde:</text:span>178 cm</text:p></text:list-item><text:list-item><text:p text:style-name="P7"><text:span text:style-name="T1">Kjønn:</text:span>Kvinne</text:p></text:list-item><text:list-item><text:p text:style-name="P7"><text:span text:style-name="T1">Etnisk identitet:</text:span>Hvit/kaukasisk</text:p></text:list-item><text:list-item><text:p text:style-name="P7"><text:span text:style-name="T1">Kroppstype:</text:span>Atletisk</text:p></text:list-item><text:list-item><text:p text:style-name="P7"><text:span text:style-name="T1">Barn:</text:span>Har barn hjemme</text:p></text:list-item><text:list-item><text:p text:style-name="P7"><text:span text:style-name="T1">Utdanning:</text:span>Bachelorgrad</text:p></text:list-item><text:list-item><text:p text:style-name="P7"><text:span text:style-name="T1">Religion:</text:span>Ateist</text:p></text:list-item><text:list-item><text:p text:style-name="P7"><text:span text:style-name="T1">Livsstil:</text:span>Røyker ikke</text:p></text:list-item></text:list></draw:text-box></draw:frame><draw:frame draw:style-name="fr1" draw:name="Frame2" text:anchor-type="paragraph" svg:width="9.407cm" draw:z-index="1"><draw:text-box fo:min-height="0.041cm"><text:h text:style-name="P1" text:outline-level="1">Presentasjon</text:h><text:p text:style-name="P8">Noen stikkord om meg: Livserfaren, hjertevarm, humoristisk, glad, reflektert, glimt i øyet, engasjert, omsorgsfull.<text:line-break/>Har god jobb og orden på livet. Liker skog og fjell, hester, matlaging fra scratch, kjøkkenhage, vin, musikk, film, humor og å glede andre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rame3" text:anchor-type="paragraph" svg:width="9.666cm" draw:z-index="2"><draw:text-box fo:min-height="0.041cm"><text:h text:style-name="P3" text:outline-level="2">Drømmepartneren</text:h><text:p text:style-name="P8">Jeg hører gjerne fra deg om du er:<text:line-break/>Ærlig og solid, humoristisk, intelligent, samfunnsengasjert, miljøbevisst, åpen, kjærlig, glad i natur og frisk luft, kultur og musikk, og selvsagt helt ferdig med tidligere forhold og har normal orden på deg selv. <text:line-break/><text:line-break/>Dersom du i tillegg synes det er ok å bli litt bortskjemt, at intelligens og meninger er kult, og din verden ikke faller i grus om du går glipp av en fotballkamp, så har vi antagelig noe å snakke om.</text:p></draw:text-box></draw:frame><draw:frame draw:style-name="fr1" draw:name="Frame4" text:anchor-type="paragraph" svg:width="9.666cm" draw:z-index="3"><draw:text-box fo:min-height="0.041cm"><text:h text:style-name="P3" text:outline-level="2">Ideell date</text:h><text:p text:style-name="P8">Det som faller seg naturlig.</text:p></draw:text-box></draw:frame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9:57:16.839467000</meta:creation-date>
    <dc:date>2017-07-28T20:03:25.623702000</dc:date>
    <meta:editing-duration>PT6M9S</meta:editing-duration>
    <meta:editing-cycles>1</meta:editing-cycles>
    <meta:document-statistic meta:table-count="0" meta:image-count="0" meta:object-count="0" meta:page-count="2" meta:paragraph-count="23" meta:word-count="167" meta:character-count="1031" meta:non-whitespace-character-count="899"/>
    <meta:generator>LibreOffice/4.4.1.2$MacOSX_X86_64 LibreOffice_project/45e2de17089c24a1fa810c8f975a7171ba4cd432</meta:generator>
  </office:meta>
</office:document-meta>
</file>